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eb7e" officeooo:paragraph-rsid="0018eb7e"/>
    </style:style>
    <style:style style:name="P2" style:family="paragraph" style:parent-style-name="Standard">
      <style:text-properties fo:font-weight="bold" officeooo:rsid="0018eb7e" officeooo:paragraph-rsid="0018eb7e" style:font-weight-asian="bold" style:font-weight-complex="bold"/>
    </style:style>
    <style:style style:name="P3" style:family="paragraph" style:parent-style-name="Standard">
      <style:text-properties fo:font-weight="bold" officeooo:rsid="00194a09" officeooo:paragraph-rsid="00194a09" style:font-weight-asian="bold" style:font-weight-complex="bold"/>
    </style:style>
    <style:style style:name="P4" style:family="paragraph" style:parent-style-name="Standard">
      <style:text-properties fo:font-weight="bold" officeooo:rsid="001c8d2b" officeooo:paragraph-rsid="001c8d2b" style:font-weight-asian="bold" style:font-weight-complex="bold"/>
    </style:style>
    <style:style style:name="P5" style:family="paragraph" style:parent-style-name="Standard">
      <style:text-properties fo:font-weight="bold" officeooo:rsid="001d2a47" officeooo:paragraph-rsid="001d2a47" style:font-weight-asian="bold" style:font-weight-complex="bold"/>
    </style:style>
    <style:style style:name="P6" style:family="paragraph" style:parent-style-name="Standard">
      <style:text-properties fo:font-weight="normal" officeooo:rsid="0018eb7e" officeooo:paragraph-rsid="0018eb7e" style:font-weight-asian="normal" style:font-weight-complex="normal"/>
    </style:style>
    <style:style style:name="P7" style:family="paragraph" style:parent-style-name="Standard">
      <style:text-properties fo:font-weight="normal" officeooo:rsid="0018eb7e" officeooo:paragraph-rsid="001c8d2b" style:font-weight-asian="normal" style:font-weight-complex="normal"/>
    </style:style>
    <style:style style:name="P8" style:family="paragraph" style:parent-style-name="Standard">
      <style:text-properties fo:font-weight="normal" officeooo:rsid="00194a09" officeooo:paragraph-rsid="00194a09" style:font-weight-asian="normal" style:font-weight-complex="normal"/>
    </style:style>
    <style:style style:name="P9" style:family="paragraph" style:parent-style-name="Standard">
      <style:text-properties fo:font-weight="normal" officeooo:rsid="001c8d2b" officeooo:paragraph-rsid="001c8d2b" style:font-weight-asian="normal" style:font-weight-complex="normal"/>
    </style:style>
    <style:style style:name="P10" style:family="paragraph" style:parent-style-name="Standard">
      <style:text-properties fo:font-weight="normal" officeooo:rsid="001d2a47" officeooo:paragraph-rsid="001d2a47" style:font-weight-asian="normal" style:font-weight-complex="normal"/>
    </style:style>
    <style:style style:name="P11" style:family="paragraph" style:parent-style-name="Standard">
      <style:text-properties fo:font-weight="normal" officeooo:rsid="001ef324" officeooo:paragraph-rsid="001ef32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91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by recipes</text:p>
      <text:p text:style-name="P1"/>
      <text:p text:style-name="P3">For Loops</text:p>
      <text:p text:style-name="P3"/>
      <text:p text:style-name="P8">for i in 1..x do</text:p>
      <text:p text:style-name="P8"><text:s text:c="2"/>puts i</text:p>
      <text:p text:style-name="P8">end</text:p>
      <text:p text:style-name="P8"/>
      <text:p text:style-name="P8">.. <text:span text:style-name="T2">includes last </text:span></text:p>
      <text:p text:style-name="P8">... <text:span text:style-name="T2">does not include last </text:span></text:p>
      <text:p text:style-name="P8"/>
      <text:p text:style-name="P8">x = [1, 2, 3, 4, 5]</text:p>
      <text:p text:style-name="P8">for i in x do</text:p>
      <text:p text:style-name="P8"><text:s text:c="2"/>puts i</text:p>
      <text:p text:style-name="P8">end</text:p>
      <text:p text:style-name="P8"/>
      <text:p text:style-name="P3"/>
      <text:p text:style-name="P3">While Loops</text:p>
      <text:p text:style-name="P8">x = gets.chomp.to_i</text:p>
      <text:p text:style-name="P8">while x &gt;= 0</text:p>
      <text:p text:style-name="P8"><text:s text:c="2"/>puts x</text:p>
      <text:p text:style-name="P8"><text:s text:c="2"/>x = x - 1</text:p>
      <text:p text:style-name="P8">end</text:p>
      <text:p text:style-name="P3"/>
      <text:p text:style-name="P1"><text:span text:style-name="T1">Array adding</text:span></text:p>
      <text:p text:style-name="P1">array.push #adds to back</text:p>
      <text:p text:style-name="P1">array.pop</text:p>
      <text:p text:style-name="P1">array.shift #adds to front</text:p>
      <text:p text:style-name="P1">array.unshift</text:p>
      <text:p text:style-name="P2"/>
      <text:p text:style-name="P4">Array printing</text:p>
      <text:p text:style-name="P7">print array.join(" ")</text:p>
      <text:p text:style-name="P9">print array #prints altogether</text:p>
      <text:p text:style-name="P9">puts array #prints line by line</text:p>
      <text:p text:style-name="P2"/>
      <text:p text:style-name="P2">Array interation</text:p>
      <text:p text:style-name="P6"># Iterating through arrays</text:p>
      <text:p text:style-name="P6">c = ["a", "b", "c", "d", "e"]</text:p>
      <text:p text:style-name="P6"/>
      <text:p text:style-name="P6">for val in c</text:p>
      <text:p text:style-name="P6"><text:s text:c="2"/>puts val</text:p>
      <text:p text:style-name="P6">end</text:p>
      <text:p text:style-name="P6"/>
      <text:p text:style-name="P6"># iterating using .each</text:p>
      <text:p text:style-name="P6"/>
      <text:p text:style-name="P6">c.each do |val|</text:p>
      <text:p text:style-name="P6"><text:s text:c="2"/>puts val * 5</text:p>
      <text:p text:style-name="P6">end</text:p>
      <text:p text:style-name="P6"/>
      <text:p text:style-name="P6">string = "Hello, Awesome CodeCore Students"</text:p>
      <text:p text:style-name="P6">array = []</text:p>
      <text:p text:style-name="P6">test = string.split.each.with_index do |val, index|</text:p>
      <text:p text:style-name="P6"><text:s text:c="2"/>if index.even?</text:p>
      <text:p text:style-name="P6"><text:soft-page-break/><text:s text:c="4"/>array &lt;&lt; val.downcase</text:p>
      <text:p text:style-name="P6"><text:s text:c="2"/>else</text:p>
      <text:p text:style-name="P6"><text:s text:c="4"/>array &lt;&lt; val.upcase</text:p>
      <text:p text:style-name="P6"><text:s text:c="2"/>end</text:p>
      <text:p text:style-name="P6">end</text:p>
      <text:p text:style-name="P6"/>
      <text:p text:style-name="P6">puts ""</text:p>
      <text:p text:style-name="P6">print <text:s/>test</text:p>
      <text:p text:style-name="P6"/>
      <text:p text:style-name="P6"/>
      <text:p text:style-name="P6"># looping with .map</text:p>
      <text:p text:style-name="P6"/>
      <text:p text:style-name="P6"># .map will return the array modified but whatever is</text:p>
      <text:p text:style-name="P6"># done in the block. (Unlike .each witch returns the</text:p>
      <text:p text:style-name="P6"># original array)</text:p>
      <text:p text:style-name="P6">array = [1,2,3,4,5]</text:p>
      <text:p text:style-name="P6">array.map do |val|</text:p>
      <text:p text:style-name="P6"><text:s text:c="2"/>val ** 2</text:p>
      <text:p text:style-name="P6">end</text:p>
      <text:p text:style-name="P6"># =&gt; [1,4,9,16,25]</text:p>
      <text:p text:style-name="P6"># array =&gt; [1,2,3,4,5]</text:p>
      <text:p text:style-name="P6"/>
      <text:p text:style-name="P6"># If we want to mutate the original array</text:p>
      <text:p text:style-name="P6"/>
      <text:p text:style-name="P6">array = [1,2,3,4,5]</text:p>
      <text:p text:style-name="P6">array.map! do |val|</text:p>
      <text:p text:style-name="P6"><text:s text:c="2"/>val ** 2</text:p>
      <text:p text:style-name="P6">end</text:p>
      <text:p text:style-name="P6"># =&gt; [1,4,9,16,25]</text:p>
      <text:p text:style-name="P6"># array =&gt; [1,4,9,16,25]</text:p>
      <text:p text:style-name="P6"/>
      <text:p text:style-name="P5">Hashes</text:p>
      <text:p text:style-name="P10"/>
      <text:p text:style-name="P10">movie_with_director = {</text:p>
      <text:p text:style-name="P10"><text:s text:c="2"/>"Star Wars" =&gt; "George Lucas",</text:p>
      <text:p text:style-name="P10"><text:s text:c="2"/>"Avatar" =&gt; "James Cameron",</text:p>
      <text:p text:style-name="P10"><text:s text:c="2"/>"Sixth Sense" =&gt; "M Night Shyamalan"</text:p>
      <text:p text:style-name="P10">}</text:p>
      <text:p text:style-name="P10"/>
      <text:p text:style-name="P10">movie_with_director["Star Wars"]</text:p>
      <text:p text:style-name="P10">movie_with_director["Pulp Fiction"] = "Quentin Tarantino"</text:p>
      <text:p text:style-name="P10"/>
      <text:p text:style-name="P10">movie_with_director</text:p>
      <text:p text:style-name="P10"># =&gt; {"Star Wars"=&gt;"George Lucas", "Avatar"=&gt;"James Cameron", "Sixth Sense"=&gt;"M Night Shyamalan", "Pulp Fiction"=&gt;"Quentin Tarantino"}</text:p>
      <text:p text:style-name="P10"/>
      <text:p text:style-name="P10"># Return array of hash's keys</text:p>
      <text:p text:style-name="P10">movie_with_director.keys</text:p>
      <text:p text:style-name="P10"># =&gt; ["Star Wars", "Avatar", "Sixth Sense", "Pulp Fiction"]</text:p>
      <text:p text:style-name="P10"/>
      <text:p text:style-name="P10"># Return array of hash's values</text:p>
      <text:p text:style-name="P10">movie_with_director.values</text:p>
      <text:p text:style-name="P10"/>
      <text:p text:style-name="P10"><text:soft-page-break/># Iterating over hashes</text:p>
      <text:p text:style-name="P10">movie_with_director.each do |key, value|</text:p>
      <text:p text:style-name="P10"><text:s text:c="2"/>puts "#{key}'s director is #{value}"</text:p>
      <text:p text:style-name="P10">end</text:p>
      <text:p text:style-name="P10"/>
      <text:p text:style-name="P11"># print key values like BC: Richmond, Vancouver</text:p>
      <text:p text:style-name="P10">hash = {"BC"=&gt;["Richmond", "Vancouver"], "Alberta" =&gt; ["Calgary", "Edmonton"]}</text:p>
      <text:p text:style-name="P10">hash.each do |key, value|</text:p>
      <text:p text:style-name="P10"><text:s text:c="4"/>puts "#{key}: #{value.join(',')}"</text:p>
      <text:p text:style-name="P10">end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0:13:58.168563945</meta:creation-date>
    <dc:date>2019-02-08T14:48:37.009210569</dc:date>
    <meta:editing-duration>PT4H24M2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3" meta:paragraph-count="88" meta:word-count="314" meta:character-count="1929" meta:non-whitespace-character-count="1658"/>
  </office:meta>
</office:document-meta>
</file>